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7.1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6.75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 style:data-style-name="N41">
      <style:table-cell-properties fo:background-color="#ffffa6" fo:border="0.06pt solid #000000" style:vertical-align="middle"/>
    </style:style>
    <style:style style:name="ce30" style:family="table-cell" style:parent-style-name="Default">
      <style:table-cell-properties fo:background-color="#ffffa6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>
      <style:table-cell-properties fo:background-color="#ffffa6" fo:wrap-option="wrap" fo:border="0.74pt solid #000000"/>
    </style:style>
    <style:style style:name="ce18" style:family="table-cell" style:parent-style-name="Default">
      <style:table-cell-properties fo:border="0.74pt solid #000000"/>
    </style:style>
    <style:style style:name="ce23" style:family="table-cell" style:parent-style-name="Default" style:data-style-name="N41">
      <style:table-cell-properties fo:border="0.74pt solid #000000"/>
    </style:style>
    <style:style style:name="ce20" style:family="table-cell" style:parent-style-name="Default" style:data-style-name="N41"/>
    <style:style style:name="ce25" style:family="table-cell" style:parent-style-name="Default" style:data-style-name="N41">
      <style:table-cell-properties fo:border="none"/>
    </style:style>
    <style:style style:name="ce46" style:family="table-cell" style:parent-style-name="Default" style:data-style-name="N0">
      <style:table-cell-properties fo:border="0.74pt solid #000000"/>
    </style:style>
    <style:style style:name="ce26" style:family="table-cell" style:parent-style-name="Default">
      <style:table-cell-properties fo:border="none"/>
    </style:style>
    <style:style style:name="T1" style:family="text">
      <style:text-properties style:font-name="" fo:font-size="12pt" fo:font-weight="bold" style:font-weight-asian="bold" style:font-weight-complex="bold"/>
    </style:style>
    <style:style style:name="T2" style:family="text">
      <style:text-properties style:font-name="" fo:font-size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6" style:family="text">
      <style:text-properties style:font-weight-complex="bold" style:font-weight-asian="bold" fo:font-weight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10" style:family="text">
      <style:text-properties style:font-weight-complex="bold" style:font-weight-asian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-asian="Noto Sans CJK SC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15" style:family="text">
      <style:text-properties style:font-weight-asian="bold" style:font-weight-complex="bold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overline-style="none" style:text-overline-color="font-color" style:use-window-font-color="true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19" style:family="text">
      <style:text-properties style:text-overline-style="none" style:text-overline-color="font-color" style:use-window-font-color="true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asian="normal" style:font-weight-complex="normal"/>
    </style:style>
    <style:style style:name="T20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it" fo:country="IT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2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it" fo:country="IT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22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it" fo:country="IT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28"/>
          <table:table-cell table:style-name="ce30" office:value-type="string" calcext:value-type="string">
            <text:p>Castle (inside)</text:p>
          </table:table-cell>
          <table:table-cell table:style-name="ce30" office:value-type="string" calcext:value-type="string">
            <text:p>Park</text:p>
          </table:table-cell>
          <table:table-cell table:style-name="ce30" office:value-type="string" calcext:value-type="string">
            <text:p>Mage lab</text:p>
          </table:table-cell>
          <table:table-cell table:style-name="ce30" office:value-type="string" calcext:value-type="string">
            <text:p>Tavern</text:p>
          </table:table-cell>
          <table:table-cell table:style-name="ce30" office:value-type="string" calcext:value-type="string">
            <text:p>Forest</text:p>
          </table:table-cell>
          <table:table-cell/>
          <table:table-cell table:style-name="ce21" office:value-type="string" calcext:value-type="string">
            <text:p>Good ending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number-columns-repeated="7"/>
        </table:table-row>
        <table:table-row table:style-name="ro2">
          <table:table-cell table:style-name="ce29" office:value-type="time" office:time-value="PT08H00M00S" calcext:value-type="time">
            <text:p>08:00:00</text:p>
          </table:table-cell>
          <table:table-cell table:style-name="ce4" office:value-type="string" calcext:value-type="string">
            <text:p>Closed</text:p>
          </table:table-cell>
          <table:table-cell table:style-name="ce36" office:value-type="string" calcext:value-type="string">
            <text:p>Wait → Explanation +🕑</text:p>
          </table:table-cell>
          <table:table-cell table:number-columns-repeated="2" table:style-name="ce4" office:value-type="string" calcext:value-type="string">
            <text:p>Closed</text:p>
          </table:table-cell>
          <table:table-cell table:style-name="ce5" office:value-type="string" calcext:value-type="string">
            <text:p>Hunt → cat+🕑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J$2:.$J2])" office:value-type="time" office:time-value="PT09H10M00S" calcext:value-type="time">
            <text:p>09:1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09H00M00S" calcext:value-type="time">
            <text:p>09:00:00</text:p>
          </table:table-cell>
          <table:table-cell table:style-name="ce5" office:value-type="string" calcext:value-type="string" table:number-columns-spanned="1" table:number-rows-spanned="4">
            <text:p><text:span text:style-name="T3">Q+Jesters</text:span></text:p>
            <text:p><text:span text:style-name="T3">accuse Q (insist)→rip</text:span></text:p>
            <text:p><text:span text:style-name="T3">Accuse W → 2 proofs → W end</text:span></text:p>
            <text:p><text:span text:style-name="T4">Forest → $$$$$+🕑🕑+guards</text:span></text:p>
            <text:p><text:span text:style-name="T3">Cat → $$+🕑</text:span></text:p>
          </table:table-cell>
          <table:table-cell table:style-name="ce5" office:value-type="string" calcext:value-type="string" table:number-columns-spanned="1" table:number-rows-spanned="3">
            <text:p><text:span text:style-name="T3">Quests</text:span></text:p>
            <text:p><text:span text:style-name="T4">Seed → $$$$ if fruit</text:span></text:p>
            <text:p><text:span text:style-name="T3">Lost cat to castle → $$+🕑</text:span></text:p>
            <text:p><text:span text:style-name="T3">Clean garden → $$$+🕑🕑</text:span></text:p>
          </table:table-cell>
          <table:table-cell table:style-name="ce6" office:value-type="string" calcext:value-type="string">
            <text:p>Occupied</text:p>
          </table:table-cell>
          <table:table-cell table:style-name="ce5" office:value-type="string" calcext:value-type="string">
            <text:p>Mouse!</text:p>
            <text:p>Cat → wine+🕑</text:p>
            <text:p><text:span text:style-name="T3">Rob → 🕑🕑🕑🕑</text:span></text:p>
          </table:table-cell>
          <table:table-cell table:style-name="ce31" office:value-type="string" calcext:value-type="string" table:number-columns-spanned="1" table:number-rows-spanned="4">
            <text:p>Glitches!</text:p>
          </table:table-cell>
          <table:table-cell/>
          <table:table-cell table:style-name="ce18" office:value-type="string" calcext:value-type="string">
            <text:p>Go to Tavern</text:p>
            <text:p>Free cat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3]+[.$K2]" office:value-type="time" office:time-value="PT09H50M00S" calcext:value-type="time">
            <text:p>09:5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0H00M00S" calcext:value-type="time">
            <text:p>10:00:00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Kid → info +🕑 </text:p>
            <text:p><text:span text:style-name="T13">Search→  Magic word +</text:span>🕑</text:p>
          </table:table-cell>
          <table:table-cell table:style-name="ce5" office:value-type="string" calcext:value-type="string" table:number-columns-spanned="1" table:number-rows-spanned="2">
            <text:p><text:span text:style-name="T3">$ → bread+🕑</text:span></text:p>
            <text:p><text:span text:style-name="T3">$ → tea+🕑</text:span></text:p>
            <text:p><text:span text:style-name="T3">$$ → beer+🕑</text:span></text:p>
            <text:p><text:span text:style-name="T3">$$ → soup+🕑🕑</text:span></text:p>
            <text:p><text:span text:style-name="T3">$$$ → Wines+🕑</text:span></text:p>
            <text:p><text:span text:style-name="T3">$$$ → chicken+🕑🕑</text:span></text:p>
            <text:p/>
            <text:p><text:span text:style-name="T3">(if)where cat? → info</text:span></text:p>
            <text:p><text:span text:style-name="T3">(if)apologize → forgiven</text:span></text:p>
          </table:table-cell>
          <table:covered-table-cell table:style-name="ce42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Go to Castle</text:p>
            <text:p>Inform about Forest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4]+[.$K3]" office:value-type="time" office:time-value="PT10H50M00S" calcext:value-type="time">
            <text:p>10:5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1H00M00S" calcext:value-type="time">
            <text:p>11:00:00</text:p>
          </table:table-cell>
          <table:covered-table-cell table:number-columns-repeated="2" table:style-name="ce5"/>
          <table:covered-table-cell table:style-name="ce10"/>
          <table:covered-table-cell table:style-name="ce39"/>
          <table:covered-table-cell table:style-name="ce9"/>
          <table:table-cell/>
          <table:table-cell table:style-name="ce18" office:value-type="string" calcext:value-type="string">
            <text:p><text:span text:style-name="T3">Go to Park</text:span></text:p>
            <text:p><text:span text:style-name="T3">Accept all the quests</text:span></text:p>
            <text:p>clean park</text:p>
            <text:p>Talk to Timmy</text:p>
          </table:table-cell>
          <table:table-cell table:style-name="ce18" office:value-type="string" calcext:value-type="string">
            <text:p>10</text:p>
            <text:p>10 + 10</text:p>
            <text:p>120</text:p>
            <text:p>0</text:p>
          </table:table-cell>
          <table:table-cell table:style-name="ce23" office:value-type="time" office:time-value="PT02H30M00S" calcext:value-type="time">
            <text:p>02:30:00</text:p>
          </table:table-cell>
          <table:table-cell table:style-name="ce23" table:formula="of:=[.$J5]+[.$K4]" office:value-type="time" office:time-value="PT13H20M00S" calcext:value-type="time">
            <text:p>13:2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2H00M00S" calcext:value-type="time">
            <text:p>12:00:00</text:p>
          </table:table-cell>
          <table:covered-table-cell table:style-name="ce5"/>
          <table:table-cell table:style-name="ce5" office:value-type="string" calcext:value-type="string">
            <text:p>(No quests, out for lunch)</text:p>
            <text:p><text:span text:style-name="T11">Kid + elder → ??? + </text:span><text:span text:style-name="T12">🕑</text:span></text:p>
          </table:table-cell>
          <table:table-cell table:style-name="ce6" office:value-type="string" calcext:value-type="string" table:number-columns-spanned="1" table:number-rows-spanned="2">
            <text:p>Out for lunch</text:p>
            <text:p><text:span text:style-name="T3">Search → Magic word+🕑</text:span></text:p>
            <text:p><text:span text:style-name="T3">Search again → rip</text:span></text:p>
          </table:table-cell>
          <table:table-cell table:style-name="ce5" office:value-type="string" calcext:value-type="string" table:number-columns-spanned="1" table:number-rows-spanned="2">
            <text:p>Lunch time!</text:p>
            <text:p>Menu like above, but now no time to chat with innkeeper</text:p>
          </table:table-cell>
          <table:covered-table-cell table:style-name="ce9"/>
          <table:table-cell/>
          <table:table-cell table:style-name="ce18" office:value-type="string" calcext:value-type="string">
            <text:p>Go to Tavern</text:p>
            <text:p>Order wine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6]+[.$K5]" office:value-type="time" office:time-value="PT14H00M00S" calcext:value-type="time">
            <text:p>14:0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3H00M00S" calcext:value-type="time">
            <text:p>13:00:00</text:p>
          </table:table-cell>
          <table:table-cell table:style-name="ce6" office:value-type="string" calcext:value-type="string">
            <text:p><text:span text:style-name="T3">(no Q, lunch)</text:span></text:p>
            <text:p><text:span text:style-name="T3">Talk → info on Q +🕑</text:span></text:p>
            <text:p><text:span text:style-name="T3">Wine→arrest+🕑🕑🕑</text:span></text:p>
            <text:p><text:span text:style-name="T3">Cat → $$+🕑</text:span></text:p>
          </table:table-cell>
          <table:table-cell table:style-name="ce5" office:value-type="string" calcext:value-type="string" table:number-columns-spanned="1" table:number-rows-spanned="6">
            <text:p><text:span text:style-name="T4">Kid + elder → ??? + 🕑</text:span></text:p>
            <text:p/>
            <text:p>Quests:</text:p>
            <text:p>Lost cat to castle → $$+🕑</text:p>
            <text:p><text:span text:style-name="T13">Clean garden → $$$+🕑🕑</text:span></text:p>
            <text:p><text:span text:style-name="T3">Flower(if) → fruit</text:span></text:p>
          </table:table-cell>
          <table:covered-table-cell table:style-name="ce5"/>
          <table:covered-table-cell table:style-name="ce9"/>
          <table:table-cell table:style-name="ce5" office:value-type="string" calcext:value-type="string" table:number-columns-spanned="1" table:number-rows-spanned="7">
            <text:p>Search→🕑+🕑+ empty potion</text:p>
            <text:p>Hunt +🕑🕑</text:p>
            <text:p>Guard: talk → proofs+🕑</text:p>
          </table:table-cell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7]+[.$K6]" office:value-type="time" office:time-value="PT15H00M00S" calcext:value-type="time">
            <text:p>15:0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4">
            <text:p>accuse Q (insist)→rip</text:p>
            <text:p><text:span text:style-name="T5">tavern → $$$$$+🕑🕑</text:span><text:span text:style-name="T6">+guards</text:span></text:p>
            <text:p>Forest→🕑</text:p>
            <text:p>Wizard→find 2 proofs → W end</text:p>
            <text:p><text:span text:style-name="T3">Cat → $$+🕑</text:span>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Oc<text:span text:style-name="T16">cupied</text:span></text:p>
            <text:p><text:span text:style-name="T17">Lab →if not Magic Word rip</text:span></text:p>
            <text:p><text:span text:style-name="T18">Else Explanation + quest +</text:span><text:span text:style-name="T19">🕑</text:span></text:p>
            <text:p><text:span text:style-name="T17">-wine</text:span></text:p>
            <text:p><text:span text:style-name="T17">-10$</text:span></text:p>
            <text:p><text:span text:style-name="T17">-flower</text:span></text:p>
            <text:p><text:span text:style-name="T17">-sample of the glitch</text:span></text:p>
            <text:p><text:span text:style-name="T17">If enough →medium end</text:span></text:p>
          </table:table-cell>
          <table:table-cell table:style-name="ce31" office:value-type="string" calcext:value-type="string" table:number-columns-spanned="1" table:number-rows-spanned="6">
            <text:p>Glitches!</text:p>
            <text:p/>
            <text:p/>
            <text:p/>
            <text:p>(If quest) sneak in</text:p>
            <text:p><text:span text:style-name="T23">Guard → ???</text:span></text:p>
            <text:p><text:span text:style-name="T24">Container → </text:span><text:span text:style-name="T25">🕑 + glitch</text:span></text:p>
            <text:p><text:span text:style-name="T3">Glitch without container → rip</text:span></text:p>
          </table:table-cell>
          <table:covered-table-cell table:style-name="ce9"/>
          <table:table-cell table:number-columns-repeated="3"/>
          <table:table-cell table:style-name="ce20" office:value-type="time" office:time-value="PT01H00M00S" calcext:value-type="time">
            <text:p>01:00:00</text:p>
          </table:table-cell>
          <table:table-cell table:style-name="ce23" table:formula="of:=[.$J8]+[.$K7]" office:value-type="time" office:time-value="PT16H00M00S" calcext:value-type="time">
            <text:p>16:0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5H00M00S" calcext:value-type="time">
            <text:p>15:00:00</text:p>
          </table:table-cell>
          <table:covered-table-cell table:style-name="ce7"/>
          <table:covered-table-cell table:number-columns-repeated="2" table:style-name="ce5"/>
          <table:covered-table-cell table:style-name="ce31"/>
          <table:covered-table-cell table:style-name="ce9"/>
          <table:table-cell/>
          <table:table-cell table:style-name="ce18" office:value-type="string" calcext:value-type="string">
            <text:p>Go to Lab</text:p>
            <text:p>search + search_2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</text:p>
            <text:p>10</text:p>
            <text:p>30</text:p>
          </table:table-cell>
          <table:table-cell table:style-name="ce23" office:value-type="time" office:time-value="PT01H50M00S" calcext:value-type="time">
            <text:p>01:50:00</text:p>
          </table:table-cell>
          <table:table-cell table:style-name="ce23" table:formula="of:=[.$J9]+[.$K8]" office:value-type="time" office:time-value="PT17H50M00S" calcext:value-type="time">
            <text:p>17:50:00</text:p>
          </table:table-cell>
          <table:table-cell/>
          <table:table-cell table:style-name="ce26" table:number-columns-repeated="2"/>
          <table:table-cell table:style-name="ce25"/>
          <table:table-cell table:number-columns-repeated="3"/>
        </table:table-row>
        <table:table-row table:style-name="ro2">
          <table:table-cell table:style-name="ce29" office:value-type="time" office:time-value="PT16H00M00S" calcext:value-type="time">
            <text:p>16:00:00</text:p>
          </table:table-cell>
          <table:covered-table-cell table:style-name="ce7"/>
          <table:covered-table-cell table:style-name="ce5"/>
          <table:table-cell table:style-name="ce9" office:value-type="string" calcext:value-type="string" table:number-columns-spanned="1" table:number-rows-spanned="2">
            <text:p>Kid sneaking around:</text:p>
            <text:p>Lab → container + assistant (Kid)</text:p>
          </table:table-cell>
          <table:covered-table-cell/>
          <table:covered-table-cell table:style-name="ce9"/>
          <table:table-cell/>
          <table:table-cell table:style-name="ce18" office:value-type="string" calcext:value-type="string">
            <text:p>Go to Tavern</text:p>
            <text:p>Sneak past Guard</text:p>
            <text:p>Get the Glitch</text:p>
          </table:table-cell>
          <table:table-cell table:style-name="ce18" office:value-type="string" calcext:value-type="string">
            <text:p>10</text:p>
            <text:p>30</text:p>
            <text:p>3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J10]+[.$K9]" office:value-type="time" office:time-value="PT19H00M00S" calcext:value-type="time">
            <text:p>19:0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7H00M00S" calcext:value-type="time">
            <text:p>17:00:00</text:p>
          </table:table-cell>
          <table:covered-table-cell table:style-name="ce9"/>
          <table:covered-table-cell table:style-name="ce5"/>
          <table:covered-table-cell/>
          <table:covered-table-cell table:style-name="ce6"/>
          <table:covered-table-cell table:style-name="ce5"/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J11]+[.$K10]" office:value-type="time" office:time-value="PT19H10M00S" calcext:value-type="time">
            <text:p>19:10:00</text:p>
          </table:table-cell>
          <table:table-cell table:number-columns-repeated="7"/>
        </table:table-row>
        <table:table-row table:style-name="ro2">
          <table:table-cell table:style-name="ce29" office:value-type="time" office:time-value="PT18H00M00S" calcext:value-type="time">
            <text:p>18:00:00</text:p>
          </table:table-cell>
          <table:table-cell table:style-name="ce4" office:value-type="string" calcext:value-type="string">
            <text:p>Closed (convocation)</text:p>
          </table:table-cell>
          <table:covered-table-cell table:style-name="ce5"/>
          <table:table-cell table:style-name="ce9" office:value-type="string" calcext:value-type="string" table:number-columns-spanned="1" table:number-rows-spanned="2">
            <text:p>(If default)Closed</text:p>
            <text:p/>
            <text:p>Else, bring back stuff to W:</text:p>
            <text:p>If all → Good end</text:p>
            <text:p>If something → medium end</text:p>
          </table:table-cell>
          <table:covered-table-cell table:style-name="ce41"/>
          <table:covered-table-cell table:style-name="ce9"/>
          <table:table-cell table:number-columns-repeated="4"/>
          <table:table-cell table:style-name="ce25"/>
          <table:table-cell table:number-columns-repeated="7"/>
        </table:table-row>
        <table:table-row table:style-name="ro2">
          <table:table-cell table:style-name="ce29" office:value-type="time" office:time-value="PT19H00M00S" calcext:value-type="time">
            <text:p>19:00:00</text:p>
          </table:table-cell>
          <table:table-cell table:style-name="ce4" office:value-type="string" calcext:value-type="string">
            <text:p>Closed</text:p>
          </table:table-cell>
          <table:table-cell table:style-name="ce6" office:value-type="string" calcext:value-type="string">
            <text:p>(If default) End</text:p>
            <text:p>Else, nothing happening here</text:p>
          </table:table-cell>
          <table:covered-table-cell table:number-columns-repeated="2" table:style-name="ce6"/>
          <table:covered-table-cell table:style-name="ce4"/>
          <table:table-cell table:number-columns-repeated="12"/>
        </table:table-row>
        <table:table-row table:style-name="ro3">
          <table:table-cell table:number-columns-repeated="18"/>
        </table:table-row>
        <table:table-row table:style-name="ro3">
          <table:table-cell office:value-type="string" office:string-value="z&#10;Castle (inside)&#10;Park&#10;Mage lab&#10;Tavern&#10;Forest&#10;08:00:00&#10;Closed&#10;Wait → Explanation +🕑&#10;Closed&#10;Closed&#10;Hunt → cat+🕑&#10;09:00:00&#10;Q+Jestersaccuse Q (insist)→ripAccuse W → 2 proofs → W endForest → $$$$$+🕑🕑+guardsCat → $$+🕑&#10;QuestsSeed → $$$$ if fruitLost cat to castle → $$+🕑Clean garden → $$$+🕑🕑&#10;Occupied&#10;Mouse!Cat → wine+🕑Rob → 🕑🕑🕑🕑&#10;Glitches!&#10;10:00:00&#10;&#10;&#10;Kid → info +🕑 Search→  Magic word +🕑&#10;$ → bread+🕑$ → tea+🕑$$ → beer+🕑$$ → soup+🕑🕑$$$ → Wines+🕑$$$ → chicken+🕑🕑(if)where cat? → info(if)apologize → forgiven&#10;&#10;11:00:00&#10;&#10;&#10;&#10;&#10;&#10;12:00:00&#10;&#10;(No quests, out for lunch)Kid + elder → ??? + 🕑&#10;Out for lunchSearch → Magic word+🕑Search again → rip&#10;Lunch time!Menu like above, but now no time to chat with innkeeper&#10;&#10;13:00:00&#10;(no Q, lunch)Talk → info on Q +🕑Wine→arrest+🕑🕑🕑Cat → $$+🕑&#10;Kid + elder → ??? + 🕑Quests:Lost cat to castle → $$+🕑Clean garden → $$$+🕑🕑Flower(if) → fruit&#10;&#10;&#10;Search→🕑+🕑+ empty potionHunt +🕑🕑Guard: talk → proofs+🕑&#10;14:00:00&#10;accuse Q (insist)→riptavern → $$$$$+🕑🕑+guardsForest→🕑Wizard→find 2 proofs → W endCat → $$+🕑&#10;&#10;OccupiedLab →if not Magic Word ripElse Explanation + quest +🕑-wine-10$-flower-sample of the glitchIf enough →medium end&#10;Glitches!(If quest) sneak inGuard → ???Container → 🕑 + glitchGlitch without container → rip&#10;&#10;15:00:00&#10;&#10;&#10;&#10;&#10;&#10;16:00:00&#10;&#10;&#10;Kid sneaking around:Lab → container + assistant (Kid)&#10;&#10;&#10;17:00:00&#10;&#10;&#10;&#10;&#10;&#10;18:00:00&#10;Closed (convocation)&#10;&#10;(If default)ClosedElse, bring back stuff to W:If all → Good endIf something → medium end&#10;&#10;&#10;19:00:00&#10;Closed&#10;(If default) EndElse, nothing happening here&#10;&#10;&#10;&#10;" calcext:value-type="string">
            <text:p>z</text:p>
            <text:p><text:span text:style-name="T1">Castle (inside)</text:span></text:p>
            <text:p><text:span text:style-name="T1">Park</text:span></text:p>
            <text:p><text:span text:style-name="T1">Mage lab</text:span></text:p>
            <text:p><text:span text:style-name="T1">Tavern</text:span></text:p>
            <text:p><text:span text:style-name="T1">Forest</text:span></text:p>
            <text:p><text:span text:style-name="T2">08:00:00</text:span></text:p>
            <text:p><text:span text:style-name="T2">Closed</text:span></text:p>
            <text:p><text:span text:style-name="T2">Wait → Explanation +🕑</text:span></text:p>
            <text:p><text:span text:style-name="T2">Closed</text:span></text:p>
            <text:p><text:span text:style-name="T2">Closed</text:span></text:p>
            <text:p><text:span text:style-name="T2">Hunt → cat+🕑</text:span></text:p>
            <text:p><text:span text:style-name="T2">09:00:00</text:span></text:p>
            <text:p><text:span text:style-name="T2">Q+Jesters</text:span><text:span text:style-name="T2"/><text:span text:style-name="T2">accuse Q (insist)→rip</text:span><text:span text:style-name="T2"/><text:span text:style-name="T2">Accuse W → 2 proofs → W end</text:span><text:span text:style-name="T2"/><text:span text:style-name="T2">Forest → $$$$$+🕑🕑+guards</text:span><text:span text:style-name="T2"/><text:span text:style-name="T2">Cat → $$+🕑</text:span></text:p>
            <text:p><text:span text:style-name="T2">Quests</text:span><text:span text:style-name="T2"/><text:span text:style-name="T2">Seed → $$$$ if fruit</text:span><text:span text:style-name="T2"/><text:span text:style-name="T2">Lost cat to castle → $$+🕑</text:span><text:span text:style-name="T2"/><text:span text:style-name="T2">Clean garden → $$$+🕑🕑</text:span></text:p>
            <text:p><text:span text:style-name="T2">Occupied</text:span></text:p>
            <text:p><text:span text:style-name="T2">Mouse!</text:span><text:span text:style-name="T2"/><text:span text:style-name="T2">Cat → wine+🕑</text:span><text:span text:style-name="T2"/><text:span text:style-name="T2">Rob → 🕑🕑🕑🕑</text:span></text:p>
            <text:p><text:span text:style-name="T1">Glitches!</text:span></text:p>
            <text:p><text:span text:style-name="T2">10:00:00</text:span></text:p>
            <text:p><text:span text:style-name="T2"/></text:p>
            <text:p><text:span text:style-name="T2"/></text:p>
            <text:p><text:span text:style-name="T2">Kid → info +🕑 </text:span><text:span text:style-name="T2"/><text:span text:style-name="T2">Search→  Magic word +🕑</text:span></text:p>
            <text:p><text:span text:style-name="T2">$ → bread+🕑</text:span><text:span text:style-name="T2"/><text:span text:style-name="T2">$ → tea+🕑</text:span><text:span text:style-name="T2"/><text:span text:style-name="T2">$$ → beer+🕑</text:span><text:span text:style-name="T2"/><text:span text:style-name="T2">$$ → soup+🕑🕑</text:span><text:span text:style-name="T2"/><text:span text:style-name="T2">$$$ → Wines+🕑</text:span><text:span text:style-name="T2"/><text:span text:style-name="T2">$$$ → chicken+🕑🕑</text:span><text:span text:style-name="T2"/><text:span text:style-name="T2"/><text:span text:style-name="T2">(if)where cat? → info</text:span><text:span text:style-name="T2"/><text:span text:style-name="T2">(if)apologize → forgiven</text:span></text:p>
            <text:p><text:span text:style-name="T2"/></text:p>
            <text:p><text:span text:style-name="T2">11:00:00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12:00:00</text:span></text:p>
            <text:p><text:span text:style-name="T2"/></text:p>
            <text:p><text:span text:style-name="T2">(No quests, out for lunch)</text:span><text:span text:style-name="T2"/><text:span text:style-name="T2">Kid + elder → ??? + 🕑</text:span></text:p>
            <text:p><text:span text:style-name="T2">Out for lunch</text:span><text:span text:style-name="T2"/><text:span text:style-name="T2">Search → Magic word+🕑</text:span><text:span text:style-name="T2"/><text:span text:style-name="T2">Search again → rip</text:span></text:p>
            <text:p><text:span text:style-name="T2">Lunch time!</text:span><text:span text:style-name="T2"/><text:span text:style-name="T2">Menu like above, but now no time to chat with innkeeper</text:span></text:p>
            <text:p><text:span text:style-name="T2"/></text:p>
            <text:p><text:span text:style-name="T2">13:00:00</text:span></text:p>
            <text:p><text:span text:style-name="T2">(no Q, lunch)</text:span><text:span text:style-name="T2"/><text:span text:style-name="T2">Talk → info on Q +🕑</text:span><text:span text:style-name="T2"/><text:span text:style-name="T2">Wine→arrest+🕑🕑🕑</text:span><text:span text:style-name="T2"/><text:span text:style-name="T2">Cat → $$+🕑</text:span></text:p>
            <text:p><text:span text:style-name="T2">Kid + elder → ??? + 🕑</text:span><text:span text:style-name="T2"/><text:span text:style-name="T2"/><text:span text:style-name="T2">Quests:</text:span><text:span text:style-name="T2"/><text:span text:style-name="T2">Lost cat to castle → $$+🕑</text:span><text:span text:style-name="T2"/><text:span text:style-name="T2">Clean garden → $$$+🕑🕑</text:span><text:span text:style-name="T2"/><text:span text:style-name="T2">Flower(if) → fruit</text:span></text:p>
            <text:p><text:span text:style-name="T2"/></text:p>
            <text:p><text:span text:style-name="T2"/></text:p>
            <text:p><text:span text:style-name="T2">Search→🕑+🕑+ empty potion</text:span><text:span text:style-name="T2"/><text:span text:style-name="T2">Hunt +🕑🕑</text:span><text:span text:style-name="T2"/><text:span text:style-name="T2">Guard: talk → proofs+🕑</text:span></text:p>
            <text:p><text:span text:style-name="T2">14:00:00</text:span></text:p>
            <text:p><text:span text:style-name="T2">accuse Q (insist)→rip</text:span><text:span text:style-name="T2"/><text:span text:style-name="T2">tavern → $$$$$+🕑🕑+guards</text:span><text:span text:style-name="T2"/><text:span text:style-name="T2">Forest→🕑</text:span><text:span text:style-name="T2"/><text:span text:style-name="T2">Wizard→find 2 proofs → W end</text:span><text:span text:style-name="T2"/><text:span text:style-name="T2">Cat → $$+🕑</text:span></text:p>
            <text:p><text:span text:style-name="T2"/></text:p>
            <text:p><text:span text:style-name="T2">Occupied</text:span><text:span text:style-name="T2"/><text:span text:style-name="T2">Lab →if not Magic Word rip</text:span><text:span text:style-name="T2"/><text:span text:style-name="T2">Else Explanation + quest +🕑</text:span><text:span text:style-name="T2"/><text:span text:style-name="T2">-wine</text:span><text:span text:style-name="T2"/><text:span text:style-name="T2">-10$</text:span><text:span text:style-name="T2"/><text:span text:style-name="T2">-flower</text:span><text:span text:style-name="T2"/><text:span text:style-name="T2">-sample of the glitch</text:span><text:span text:style-name="T2"/><text:span text:style-name="T2">If enough →medium end</text:span></text:p>
            <text:p><text:span text:style-name="T1">Glitches!</text:span><text:span text:style-name="T1"/><text:span text:style-name="T1"/><text:span text:style-name="T1"/><text:span text:style-name="T1"/><text:span text:style-name="T1">(If quest) sneak in</text:span><text:span text:style-name="T1"/><text:span text:style-name="T1">Guard → ???</text:span><text:span text:style-name="T1"/><text:span text:style-name="T1">Container → 🕑 + glitch</text:span><text:span text:style-name="T1"/><text:span text:style-name="T1">Glitch without container → rip</text:span></text:p>
            <text:p><text:span text:style-name="T2"/></text:p>
            <text:p><text:span text:style-name="T2">15:00:00</text:span></text:p>
            <text:p><text:span text:style-name="T2"/></text:p>
            <text:p><text:span text:style-name="T2"/></text:p>
            <text:p><text:span text:style-name="T2"/></text:p>
            <text:p><text:span text:style-name="T1"/></text:p>
            <text:p><text:span text:style-name="T2"/></text:p>
            <text:p><text:span text:style-name="T2">16:00:00</text:span></text:p>
            <text:p><text:span text:style-name="T2"/></text:p>
            <text:p><text:span text:style-name="T2"/></text:p>
            <text:p><text:span text:style-name="T2">Kid sneaking around:</text:span><text:span text:style-name="T2"/><text:span text:style-name="T2">Lab → container + assistant (Kid)</text:span></text:p>
            <text:p><text:span text:style-name="T2"/></text:p>
            <text:p><text:span text:style-name="T2"/></text:p>
            <text:p><text:span text:style-name="T2">17:00:00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18:00:00</text:span></text:p>
            <text:p><text:span text:style-name="T2">Closed (convocation)</text:span></text:p>
            <text:p><text:span text:style-name="T2"/></text:p>
            <text:p><text:span text:style-name="T2">(If default)Closed</text:span><text:span text:style-name="T2"/><text:span text:style-name="T2"/><text:span text:style-name="T2">Else, bring back stuff to W:</text:span><text:span text:style-name="T2"/><text:span text:style-name="T2">If all → Good end</text:span><text:span text:style-name="T2"/><text:span text:style-name="T2">If something → medium end</text:span></text:p>
            <text:p><text:span text:style-name="T2"/></text:p>
            <text:p><text:span text:style-name="T2"/></text:p>
            <text:p><text:span text:style-name="T2">19:00:00</text:span></text:p>
            <text:p><text:span text:style-name="T2">Closed</text:span></text:p>
            <text:p><text:span text:style-name="T2">(If default) End</text:span><text:span text:style-name="T2"/><text:span text:style-name="T2">Else, nothing happening her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number-columns-repeated="17"/>
        </table:table-row>
        <table:table-row table:style-name="ro3">
          <table:table-cell table:style-name="ce28"/>
          <table:table-cell table:style-name="ce30" office:value-type="string" calcext:value-type="string">
            <text:p>Castle (inside)</text:p>
          </table:table-cell>
          <table:table-cell table:style-name="ce30" office:value-type="string" calcext:value-type="string">
            <text:p>Park</text:p>
          </table:table-cell>
          <table:table-cell table:style-name="ce30" office:value-type="string" calcext:value-type="string">
            <text:p>Mage lab</text:p>
          </table:table-cell>
          <table:table-cell table:style-name="ce30" office:value-type="string" calcext:value-type="string">
            <text:p>Tavern</text:p>
          </table:table-cell>
          <table:table-cell table:style-name="ce30" office:value-type="string" calcext:value-type="string">
            <text:p>Forest</text:p>
          </table:table-cell>
          <table:table-cell/>
          <table:table-cell table:style-name="ce21" office:value-type="string" calcext:value-type="string">
            <text:p>Good ending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style-name="ce21" office:value-type="string" calcext:value-type="string">
            <text:p>GP &amp; inventory</text:p>
          </table:table-cell>
          <table:table-cell/>
          <table:table-cell table:style-name="ce21" office:value-type="string" calcext:value-type="string">
            <text:p>Good ending 2:</text:p>
          </table:table-cell>
          <table:table-cell table:style-name="ce21" office:value-type="string" calcext:value-type="string">
            <text:p>Minutes per action:</text:p>
          </table:table-cell>
          <table:table-cell table:style-name="ce21" office:value-type="string" calcext:value-type="string">
            <text:p>Total hours taken</text:p>
          </table:table-cell>
          <table:table-cell table:style-name="ce21" office:value-type="string" calcext:value-type="string">
            <text:p>Time at task end</text:p>
          </table:table-cell>
          <table:table-cell table:style-name="ce21" office:value-type="string" calcext:value-type="string">
            <text:p>GP &amp; inventory</text:p>
          </table:table-cell>
        </table:table-row>
        <table:table-row table:style-name="ro3">
          <table:table-cell table:style-name="ce29" office:value-type="time" office:time-value="PT08H00M00S" calcext:value-type="time">
            <text:p>08:00:00</text:p>
          </table:table-cell>
          <table:table-cell table:style-name="ce11" office:value-type="string" calcext:value-type="string">
            <text:p>Closed</text:p>
          </table:table-cell>
          <table:table-cell table:style-name="ce36" office:value-type="string" calcext:value-type="string">
            <text:p>Wait → Explanation +🕑</text:p>
          </table:table-cell>
          <table:table-cell table:number-columns-repeated="2" table:style-name="ce11" office:value-type="string" calcext:value-type="string">
            <text:p>Closed</text:p>
          </table:table-cell>
          <table:table-cell table:style-name="ce12" office:value-type="string" calcext:value-type="string">
            <text:p>Hunt 1 → cat+🕑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J$2:.$J17])" office:value-type="time" office:time-value="PT09H10M00S" calcext:value-type="time">
            <text:p>09:10:00</text:p>
          </table:table-cell>
          <table:table-cell table:style-name="ce46" office:value-type="string" calcext:value-type="string">
            <text:p>0 gp</text:p>
            <text:p>Cat</text:p>
          </table:table-cell>
          <table:table-cell/>
          <table:table-cell table:style-name="ce18" office:value-type="string" calcext:value-type="string">
            <text:p>Go to Forest</text:p>
            <text:p>Hunt</text:p>
          </table:table-cell>
          <table:table-cell table:style-name="ce18" office:value-type="string" calcext:value-type="string">
            <text:p>10</text:p>
            <text:p>60</text:p>
          </table:table-cell>
          <table:table-cell table:style-name="ce23" office:value-type="time" office:time-value="PT01H10M00S" calcext:value-type="time">
            <text:p>01:10:00</text:p>
          </table:table-cell>
          <table:table-cell table:style-name="ce23" table:formula="of:=[.$A$2]+([.$P$2:.$P17])" office:value-type="time" office:time-value="PT09H10M00S" calcext:value-type="time">
            <text:p>09:10:00</text:p>
          </table:table-cell>
          <table:table-cell table:style-name="ce46" office:value-type="string" calcext:value-type="string">
            <text:p>0 gp</text:p>
            <text:p>Cat</text:p>
          </table:table-cell>
        </table:table-row>
        <table:table-row table:style-name="ro3">
          <table:table-cell table:style-name="ce29" office:value-type="time" office:time-value="PT09H00M00S" calcext:value-type="time">
            <text:p>09:00:00</text:p>
          </table:table-cell>
          <table:table-cell table:style-name="ce12" office:value-type="string" calcext:value-type="string" table:number-columns-spanned="1" table:number-rows-spanned="4">
            <text:p><text:span text:style-name="T7">Q+Jesters</text:span></text:p>
            <text:p><text:span text:style-name="T7">accuse Q (insist)→rip</text:span></text:p>
            <text:p><text:span text:style-name="T7">Accuse W → 2 proofs → W end</text:span></text:p>
            <text:p><text:span text:style-name="T8">Forest → $$$$$+🕑🕑+guards</text:span></text:p>
            <text:p><text:span text:style-name="T7">Cat → $$+🕑</text:span></text:p>
          </table:table-cell>
          <table:table-cell table:style-name="ce12" office:value-type="string" calcext:value-type="string" table:number-columns-spanned="1" table:number-rows-spanned="3">
            <text:p><text:span text:style-name="T3">Quests</text:span></text:p>
            <text:p><text:span text:style-name="T3">Lost cat to castle → $$+🕑</text:span></text:p>
            <text:p><text:span text:style-name="T3">Clean garden → $$$+🕑🕑</text:span></text:p>
          </table:table-cell>
          <table:table-cell table:style-name="ce13" office:value-type="string" calcext:value-type="string" table:number-columns-spanned="1" table:number-rows-spanned="3">
            <text:p>Occupied</text:p>
            <text:p><text:span text:style-name="T3">Kid → info</text:span></text:p>
            <text:p><text:span text:style-name="T3">Search→  Magic word +🕑</text:span></text:p>
            <text:p><text:span text:style-name="T20">Search 2→  not allowed</text:span></text:p>
            <text:p><text:span text:style-name="T20">Search 3→  not allowed</text:span></text:p>
          </table:table-cell>
          <table:table-cell table:style-name="ce12" office:value-type="string" calcext:value-type="string">
            <text:p>Mouse!</text:p>
            <text:p>Cat → wine+🕑</text:p>
            <text:p><text:span text:style-name="T3">Rob → 🕑🕑🕑🕑</text:span></text:p>
          </table:table-cell>
          <table:table-cell table:style-name="ce34" office:value-type="string" calcext:value-type="string" table:number-columns-spanned="1" table:number-rows-spanned="4">
            <text:p>Glitches!</text:p>
          </table:table-cell>
          <table:table-cell/>
          <table:table-cell table:style-name="ce18" office:value-type="string" calcext:value-type="string">
            <text:p>Go to Tavern</text:p>
            <text:p>Free cat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18]+[.$K17]" office:value-type="time" office:time-value="PT09H50M00S" calcext:value-type="time">
            <text:p>09:50:00</text:p>
          </table:table-cell>
          <table:table-cell table:style-name="ce23" office:value-type="string" calcext:value-type="string">
            <text:p>0 gp</text:p>
            <text:p>Wine</text:p>
          </table:table-cell>
          <table:table-cell/>
          <table:table-cell table:style-name="ce18" office:value-type="string" calcext:value-type="string">
            <text:p>Go to Castle</text:p>
            <text:p>Inform about Forest</text:p>
            <text:p>Free cat</text:p>
          </table:table-cell>
          <table:table-cell table:style-name="ce18" office:value-type="string" calcext:value-type="string">
            <text:p>10</text:p>
            <text:p>50</text:p>
            <text:p>30</text:p>
          </table:table-cell>
          <table:table-cell table:style-name="ce23" office:value-type="time" office:time-value="PT01H30M00S" calcext:value-type="time">
            <text:p>01:30:00</text:p>
          </table:table-cell>
          <table:table-cell table:style-name="ce23" table:formula="of:=[.$Q17]+[.$P18]" office:value-type="time" office:time-value="PT10H40M00S" calcext:value-type="time">
            <text:p>10:40:00</text:p>
          </table:table-cell>
          <table:table-cell table:style-name="ce23" office:value-type="string" calcext:value-type="string">
            <text:p>7 gp</text:p>
          </table:table-cell>
        </table:table-row>
        <table:table-row table:style-name="ro3">
          <table:table-cell table:style-name="ce29" office:value-type="time" office:time-value="PT10H00M00S" calcext:value-type="time">
            <text:p>10:00:00</text:p>
          </table:table-cell>
          <table:covered-table-cell table:number-columns-repeated="3" table:style-name="ce12"/>
          <table:table-cell table:style-name="ce12" office:value-type="string" calcext:value-type="string" table:number-columns-spanned="1" table:number-rows-spanned="2">
            <text:p><text:span text:style-name="T3">$ → bread+🕑</text:span></text:p>
            <text:p><text:span text:style-name="T3">$ → tea+🕑</text:span></text:p>
            <text:p><text:span text:style-name="T3">$$ → beer+🕑</text:span></text:p>
            <text:p><text:span text:style-name="T3">$$ → soup+🕑🕑</text:span></text:p>
            <text:p><text:span text:style-name="T3">$$$ → Wines+🕑</text:span></text:p>
            <text:p><text:span text:style-name="T3">$$$ → chicken+🕑🕑</text:span></text:p>
            <text:p/>
            <text:p><text:span text:style-name="T3">(if)where cat? → info</text:span></text:p>
            <text:p><text:span text:style-name="T3">(if)apologize → forgiven</text:span></text:p>
          </table:table-cell>
          <table:covered-table-cell table:style-name="ce34"/>
          <table:table-cell/>
          <table:table-cell table:style-name="ce18" office:value-type="string" calcext:value-type="string">
            <text:p>Go to Castle</text:p>
            <text:p>Inform about Forest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19]+[.$K18]" office:value-type="time" office:time-value="PT10H50M00S" calcext:value-type="time">
            <text:p>10:50:00</text:p>
          </table:table-cell>
          <table:table-cell table:style-name="ce23" office:value-type="string" calcext:value-type="string">
            <text:p>5 gp</text:p>
            <text:p>Wine</text:p>
          </table:table-cell>
          <table:table-cell/>
          <table:table-cell table:style-name="ce18" office:value-type="string" calcext:value-type="string">
            <text:p><text:span text:style-name="T3">Go to Park</text:span></text:p>
            <text:p><text:span text:style-name="T3">Accept the quest</text:span></text:p>
            <text:p>clean park</text:p>
            <text:p>Talk to Timmy</text:p>
          </table:table-cell>
          <table:table-cell table:style-name="ce18" office:value-type="string" calcext:value-type="string">
            <text:p>10</text:p>
            <text:p>10</text:p>
            <text:p>120</text:p>
            <text:p>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Q18]+[.$P19]" office:value-type="time" office:time-value="PT13H00M00S" calcext:value-type="time">
            <text:p>13:00:00</text:p>
          </table:table-cell>
          <table:table-cell table:style-name="ce23" office:value-type="string" calcext:value-type="string">
            <text:p>10 gp</text:p>
          </table:table-cell>
        </table:table-row>
        <table:table-row table:style-name="ro3">
          <table:table-cell table:style-name="ce29" office:value-type="time" office:time-value="PT11H00M00S" calcext:value-type="time">
            <text:p>11:00:00</text:p>
          </table:table-cell>
          <table:covered-table-cell table:number-columns-repeated="2" table:style-name="ce12"/>
          <table:covered-table-cell table:style-name="ce22"/>
          <table:covered-table-cell table:style-name="ce33"/>
          <table:covered-table-cell table:style-name="ce16"/>
          <table:table-cell/>
          <table:table-cell table:style-name="ce18" office:value-type="string" calcext:value-type="string">
            <text:p><text:span text:style-name="T3">Go to Park</text:span></text:p>
            <text:p><text:span text:style-name="T3">Accept the quest</text:span></text:p>
            <text:p>clean park</text:p>
            <text:p>Talk to Timmy</text:p>
          </table:table-cell>
          <table:table-cell table:style-name="ce18" office:value-type="string" calcext:value-type="string">
            <text:p>10</text:p>
            <text:p>10</text:p>
            <text:p>120</text:p>
            <text:p>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J20]+[.$K19]" office:value-type="time" office:time-value="PT13H10M00S" calcext:value-type="time">
            <text:p>13:10:00</text:p>
          </table:table-cell>
          <table:table-cell table:style-name="ce23" office:value-type="string" calcext:value-type="string">
            <text:p>8 gp</text:p>
            <text:p>Wine</text:p>
          </table:table-cell>
          <table:table-cell table:number-columns-repeated="3"/>
          <table:table-cell table:style-name="ce20" office:value-type="time" office:time-value="PT01H00M00S" calcext:value-type="time">
            <text:p>01:00:00</text:p>
          </table:table-cell>
          <table:table-cell table:style-name="ce23" table:formula="of:=[.$Q19]+[.$P20]" office:value-type="time" office:time-value="PT14H00M00S" calcext:value-type="time">
            <text:p>14:00:00</text:p>
          </table:table-cell>
          <table:table-cell table:style-name="ce23" office:value-type="string" calcext:value-type="string">
            <text:p>10 gp</text:p>
          </table:table-cell>
        </table:table-row>
        <table:table-row table:style-name="ro3">
          <table:table-cell table:style-name="ce29" office:value-type="time" office:time-value="PT12H00M00S" calcext:value-type="time">
            <text:p>12:00:00</text:p>
          </table:table-cell>
          <table:covered-table-cell table:style-name="ce12"/>
          <table:table-cell table:style-name="ce12" office:value-type="string" calcext:value-type="string">
            <text:p>(No quests, out for lunch)</text:p>
            <text:p><text:span text:style-name="T14">Kid + elder → timmy (container)</text:span></text:p>
          </table:table-cell>
          <table:table-cell table:style-name="ce13" office:value-type="string" calcext:value-type="string" table:number-columns-spanned="1" table:number-rows-spanned="2">
            <text:p>Out for lunch</text:p>
            <text:p><text:span text:style-name="T3"/></text:p>
            <text:p><text:span text:style-name="T21">Search→  Magic word +🕑</text:span></text:p>
            <text:p><text:span text:style-name="T21">Search 2→  Proofs +🕑</text:span></text:p>
            <text:p><text:span text:style-name="T21">Search 3→  rip</text:span></text:p>
          </table:table-cell>
          <table:table-cell table:style-name="ce12" office:value-type="string" calcext:value-type="string" table:number-columns-spanned="1" table:number-rows-spanned="2">
            <text:p>Lunch time!</text:p>
            <text:p>Menu like above, but now no time to chat with innkeeper</text:p>
          </table:table-cell>
          <table:covered-table-cell table:style-name="ce16"/>
          <table:table-cell table:number-columns-repeated="3"/>
          <table:table-cell table:style-name="ce20" office:value-type="time" office:time-value="PT00H50M00S" calcext:value-type="time">
            <text:p>00:50:00</text:p>
          </table:table-cell>
          <table:table-cell table:style-name="ce23" table:formula="of:=[.$J21]+[.$K20]" office:value-type="time" office:time-value="PT14H00M00S" calcext:value-type="time">
            <text:p>14:00:00</text:p>
          </table:table-cell>
          <table:table-cell table:style-name="ce23" office:value-type="string" calcext:value-type="string">
            <text:p>8 gp</text:p>
            <text:p>Wine</text:p>
          </table:table-cell>
          <table:table-cell/>
          <table:table-cell table:style-name="ce18" office:value-type="string" calcext:value-type="string">
            <text:p>Go to Lab</text:p>
            <text:p>search + search_2 + search_3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 + 30</text:p>
            <text:p>10</text:p>
            <text:p>3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Q20]+[.$P21]" office:value-type="time" office:time-value="PT16H20M00S" calcext:value-type="time">
            <text:p>16:20:00</text:p>
          </table:table-cell>
          <table:table-cell table:style-name="ce23" office:value-type="string" calcext:value-type="string">
            <text:p>10 gp</text:p>
          </table:table-cell>
        </table:table-row>
        <table:table-row table:style-name="ro3">
          <table:table-cell table:style-name="ce29" office:value-type="time" office:time-value="PT13H00M00S" calcext:value-type="time">
            <text:p>13:00:00</text:p>
          </table:table-cell>
          <table:table-cell table:style-name="ce13" office:value-type="string" calcext:value-type="string">
            <text:p><text:span text:style-name="T3">(no Q, lunch)</text:span></text:p>
            <text:p><text:span text:style-name="T3">Talk → info on Q +🕑</text:span></text:p>
            <text:p><text:span text:style-name="T3">Wine→arrest+🕑🕑🕑</text:span></text:p>
            <text:p><text:span text:style-name="T3">Cat → $$+🕑</text:span></text:p>
          </table:table-cell>
          <table:table-cell table:style-name="ce12" office:value-type="string" calcext:value-type="string" table:number-columns-spanned="1" table:number-rows-spanned="6">
            <text:p><text:span text:style-name="T8">Kid + elder → timmy(container)</text:span></text:p>
            <text:p/>
            <text:p>Quests:</text:p>
            <text:p>Lost cat to castle → $$+🕑</text:p>
            <text:p><text:span text:style-name="T15">Clean garden → $$$+🕑🕑</text:span></text:p>
          </table:table-cell>
          <table:covered-table-cell table:style-name="ce12"/>
          <table:covered-table-cell table:style-name="ce16"/>
          <table:table-cell table:style-name="ce12" office:value-type="string" calcext:value-type="string" table:number-columns-spanned="1" table:number-rows-spanned="7">
            <text:p>Search→🕑+🕑+ empty potion</text:p>
            <text:p><text:span text:style-name="T3">Hunt 1 → cat+🕑</text:span></text:p>
            <text:p><text:span text:style-name="T3">Hunt 2+ → 🕑🕑</text:span></text:p>
            <text:p>Guard: talk → proofs+🕑</text:p>
          </table:table-cell>
          <table:table-cell/>
          <table:table-cell table:style-name="ce18" office:value-type="string" calcext:value-type="string">
            <text:p>Go to Lab</text:p>
            <text:p>search + search_2 + search_3</text:p>
            <text:p>Go into secret lab and disable security</text:p>
            <text:p>Hear quest</text:p>
          </table:table-cell>
          <table:table-cell table:style-name="ce18" office:value-type="string" calcext:value-type="string">
            <text:p>10</text:p>
            <text:p>30 + 30 + 30</text:p>
            <text:p>10</text:p>
            <text:p>30</text:p>
          </table:table-cell>
          <table:table-cell table:style-name="ce23" office:value-type="time" office:time-value="PT02H20M00S" calcext:value-type="time">
            <text:p>02:20:00</text:p>
          </table:table-cell>
          <table:table-cell table:style-name="ce23" table:formula="of:=[.$J22]+[.$K21]" office:value-type="time" office:time-value="PT16H20M00S" calcext:value-type="time">
            <text:p>16:20:00</text:p>
          </table:table-cell>
          <table:table-cell table:style-name="ce23" office:value-type="string" calcext:value-type="string">
            <text:p>8 gp</text:p>
            <text:p>Wine</text:p>
          </table:table-cell>
          <table:table-cell/>
          <table:table-cell table:style-name="ce18" office:value-type="string" calcext:value-type="string">
            <text:p>Go to Tavern</text:p>
            <text:p>Get the Glitch</text:p>
            <text:p>Get wine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Q21]+[.$P22]" office:value-type="time" office:time-value="PT17H00M00S" calcext:value-type="time">
            <text:p>17:00:00</text:p>
          </table:table-cell>
          <table:table-cell table:style-name="ce23" office:value-type="string" calcext:value-type="string">
            <text:p>8 gp</text:p>
            <text:p>Wine</text:p>
          </table:table-cell>
        </table:table-row>
        <table:table-row table:style-name="ro3">
          <table:table-cell table:style-name="ce29" office:value-type="time" office:time-value="PT14H00M00S" calcext:value-type="time">
            <text:p>14:00:00</text:p>
          </table:table-cell>
          <table:table-cell table:style-name="ce14" office:value-type="string" calcext:value-type="string" table:number-columns-spanned="1" table:number-rows-spanned="4">
            <text:p>accuse Q (insist)→rip</text:p>
            <text:p><text:span text:style-name="T9">tavern → $$$$$+🕑🕑</text:span><text:span text:style-name="T10">+guards</text:span></text:p>
            <text:p>Forest→🕑</text:p>
            <text:p>Wizard→find 2 proofs → W end</text:p>
            <text:p><text:span text:style-name="T7">Cat → $$+🕑</text:span></text:p>
          </table:table-cell>
          <table:covered-table-cell table:style-name="ce12"/>
          <table:table-cell table:style-name="ce12" office:value-type="string" calcext:value-type="string" table:number-columns-spanned="1" table:number-rows-spanned="4">
            <text:p><text:span text:style-name="T3"/></text:p>
            <text:p><text:span text:style-name="T3">Search→  Magic word +🕑</text:span></text:p>
            <text:p><text:span text:style-name="T22">Search 2→  Proofs +🕑</text:span></text:p>
            <text:p><text:span text:style-name="T22">Search 3→  passage +🕑</text:span></text:p>
            <text:p><text:span text:style-name="T22"/></text:p>
            <text:p><text:span text:style-name="T17">Lab →if not Magic Word rip</text:span></text:p>
            <text:p><text:span text:style-name="T18">Else Explanation + quest +</text:span><text:span text:style-name="T19">🕑</text:span></text:p>
            <text:p><text:span text:style-name="T17">-wine</text:span></text:p>
            <text:p><text:span text:style-name="T17">-11$</text:span></text:p>
            <text:p><text:span text:style-name="T17">-sample of the glitch</text:span></text:p>
            <text:p><text:span text:style-name="T17">If enough →medium end</text:span></text:p>
          </table:table-cell>
          <table:table-cell table:style-name="ce34" office:value-type="string" calcext:value-type="string" table:number-columns-spanned="1" table:number-rows-spanned="6">
            <text:p>Glitches!</text:p>
            <text:p/>
            <text:p/>
            <text:p/>
            <text:p>(If quest) sneak in</text:p>
            <text:p><text:span text:style-name="T23">Guard → ???</text:span></text:p>
            <text:p><text:span text:style-name="T24">Container → </text:span><text:span text:style-name="T25">🕑 + glitch</text:span></text:p>
            <text:p><text:span text:style-name="T3">Glitch without container → rip</text:span></text:p>
          </table:table-cell>
          <table:covered-table-cell table:style-name="ce16"/>
          <table:table-cell/>
          <table:table-cell table:style-name="ce18" office:value-type="string" calcext:value-type="string">
            <text:p>Go to Tavern</text:p>
            <text:p>Get the Glitch</text:p>
          </table:table-cell>
          <table:table-cell table:style-name="ce18" office:value-type="string" calcext:value-type="string">
            <text:p>10</text:p>
            <text:p>30</text:p>
          </table:table-cell>
          <table:table-cell table:style-name="ce23" office:value-type="time" office:time-value="PT00H40M00S" calcext:value-type="time">
            <text:p>00:40:00</text:p>
          </table:table-cell>
          <table:table-cell table:style-name="ce23" table:formula="of:=[.$J23]+[.$K22]" office:value-type="time" office:time-value="PT17H00M00S" calcext:value-type="time">
            <text:p>17:00:00</text:p>
          </table:table-cell>
          <table:table-cell table:style-name="ce23" office:value-type="string" calcext:value-type="string">
            <text:p>8 gp</text:p>
            <text:p>Wine</text:p>
          </table:table-cell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Q22]+[.$P23]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13 gp</text:p>
            <text:p>Wine</text:p>
          </table:table-cell>
        </table:table-row>
        <table:table-row table:style-name="ro3">
          <table:table-cell table:style-name="ce29" office:value-type="time" office:time-value="PT15H00M00S" calcext:value-type="time">
            <text:p>15:00:00</text:p>
          </table:table-cell>
          <table:covered-table-cell table:style-name="ce15"/>
          <table:covered-table-cell table:number-columns-repeated="2" table:style-name="ce12"/>
          <table:covered-table-cell table:style-name="ce34"/>
          <table:covered-table-cell table:style-name="ce16"/>
          <table:table-cell/>
          <table:table-cell table:style-name="ce18" office:value-type="string" calcext:value-type="string">
            <text:p>Go to Castle</text:p>
            <text:p>Inform about Tavern</text:p>
          </table:table-cell>
          <table:table-cell table:style-name="ce18" office:value-type="string" calcext:value-type="string">
            <text:p>10</text:p>
            <text:p>50</text:p>
          </table:table-cell>
          <table:table-cell table:style-name="ce23" office:value-type="time" office:time-value="PT01H00M00S" calcext:value-type="time">
            <text:p>01:00:00</text:p>
          </table:table-cell>
          <table:table-cell table:style-name="ce23" table:formula="of:=[.$J24]+[.$K23]" office:value-type="time" office:time-value="PT18H00M00S" calcext:value-type="time">
            <text:p>18:00:00</text:p>
          </table:table-cell>
          <table:table-cell table:style-name="ce23" office:value-type="string" calcext:value-type="string">
            <text:p>13 gp</text:p>
            <text:p>Wine</text:p>
          </table:table-cell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Q23]+[.$P24]" office:value-type="time" office:time-value="PT18H10M00S" calcext:value-type="time">
            <text:p>18:10:00</text:p>
          </table:table-cell>
          <table:table-cell table:style-name="ce23" office:value-type="string" calcext:value-type="string">
            <text:p>2 gp</text:p>
          </table:table-cell>
        </table:table-row>
        <table:table-row table:style-name="ro3">
          <table:table-cell table:style-name="ce29" office:value-type="time" office:time-value="PT16H00M00S" calcext:value-type="time">
            <text:p>16:00:00</text:p>
          </table:table-cell>
          <table:covered-table-cell table:style-name="ce15"/>
          <table:covered-table-cell table:style-name="ce12"/>
          <table:covered-table-cell table:style-name="ce16"/>
          <table:covered-table-cell table:style-name="ce24"/>
          <table:covered-table-cell table:style-name="ce16"/>
          <table:table-cell/>
          <table:table-cell table:style-name="ce18" office:value-type="string" calcext:value-type="string">
            <text:p>Go to Lab</text:p>
            <text:p>End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time" office:time-value="PT00H10M00S" calcext:value-type="time">
            <text:p>00:10:00</text:p>
          </table:table-cell>
          <table:table-cell table:style-name="ce23" table:formula="of:=[.$J25]+[.$K24]" office:value-type="time" office:time-value="PT18H10M00S" calcext:value-type="time">
            <text:p>18:10:00</text:p>
          </table:table-cell>
          <table:table-cell table:style-name="ce23" office:value-type="string" calcext:value-type="string">
            <text:p>2gp</text:p>
          </table:table-cell>
          <table:table-cell table:number-columns-repeated="6"/>
        </table:table-row>
        <table:table-row table:style-name="ro3">
          <table:table-cell table:style-name="ce29" office:value-type="time" office:time-value="PT17H00M00S" calcext:value-type="time">
            <text:p>17:00:00</text:p>
          </table:table-cell>
          <table:covered-table-cell table:style-name="ce16"/>
          <table:covered-table-cell table:style-name="ce12"/>
          <table:covered-table-cell table:style-name="ce24"/>
          <table:covered-table-cell table:style-name="ce13"/>
          <table:covered-table-cell table:style-name="ce12"/>
          <table:table-cell table:number-columns-repeated="12"/>
        </table:table-row>
        <table:table-row table:style-name="ro3">
          <table:table-cell table:style-name="ce29" office:value-type="time" office:time-value="PT18H00M00S" calcext:value-type="time">
            <text:p>18:00:00</text:p>
          </table:table-cell>
          <table:table-cell table:style-name="ce11" office:value-type="string" calcext:value-type="string">
            <text:p>Closed (convocation)</text:p>
          </table:table-cell>
          <table:covered-table-cell table:style-name="ce12"/>
          <table:table-cell table:style-name="ce16" office:value-type="string" calcext:value-type="string" table:number-columns-spanned="1" table:number-rows-spanned="2">
            <text:p>(If default)Closed</text:p>
            <text:p/>
            <text:p>Else, bring back stuff to W:</text:p>
            <text:p>If all → Good end</text:p>
            <text:p>If something → medium end</text:p>
          </table:table-cell>
          <table:covered-table-cell table:style-name="ce35"/>
          <table:covered-table-cell table:style-name="ce16"/>
          <table:table-cell table:number-columns-repeated="12"/>
        </table:table-row>
        <table:table-row table:style-name="ro3">
          <table:table-cell table:style-name="ce29" office:value-type="time" office:time-value="PT19H00M00S" calcext:value-type="time">
            <text:p>19:00:00</text:p>
          </table:table-cell>
          <table:table-cell table:style-name="ce11" office:value-type="string" calcext:value-type="string">
            <text:p>Closed</text:p>
          </table:table-cell>
          <table:table-cell table:style-name="ce13" office:value-type="string" calcext:value-type="string">
            <text:p>(If default) End</text:p>
            <text:p>Else, nothing happening here</text:p>
          </table:table-cell>
          <table:covered-table-cell table:number-columns-repeated="2" table:style-name="ce13"/>
          <table:covered-table-cell table:style-name="ce11"/>
          <table:table-cell table:number-columns-repeated="12"/>
        </table:table-row>
        <table:table-row table:style-name="ro3" table:number-rows-repeated="1048543">
          <table:table-cell table:number-columns-repeated="18"/>
        </table:table-row>
        <table:table-row table:style-name="ro4" table:number-rows-repeated="4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2:01:36.99102852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56:07.167196609</meta:creation-date>
    <dc:date>2022-03-03T12:45:05.965702409</dc:date>
    <meta:editing-duration>PT1H56M36S</meta:editing-duration>
    <meta:editing-cycles>17</meta:editing-cycles>
    <meta:generator>LibreOffice/6.4.7.2$Linux_X86_64 LibreOffice_project/40$Build-2</meta:generator>
    <meta:document-statistic meta:table-count="1" meta:cell-count="219" meta:object-count="0"/>
  </office:meta>
</office:document-meta>
</file>